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9.5cm" fo:min-width="0.3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measure" style:list-style-name="L1">
      <style:graphic-properties svg:stroke-color="#cc9900" draw:textarea-vertical-align="middle"/>
    </style:style>
    <style:style style:name="gr5" style:family="graphic" style:parent-style-name="measure" style:list-style-name="L1">
      <style:graphic-properties svg:stroke-color="#ff6600" draw:textarea-vertical-align="middle" draw:line-distance="1.85cm" draw:placing="below"/>
    </style:style>
    <style:style style:name="gr6" style:family="graphic" style:parent-style-name="measure" style:list-style-name="L1">
      <style:graphic-properties svg:stroke-color="#ff00cc" draw:textarea-vertical-align="middle" draw:line-distance="2.4cm" draw:placing="below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7.05cm" fo:min-width="0.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24cm" fo:min-width="3.99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45cm" fo:min-width="0.3cm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175cm" fo:min-width="0.3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675cm" fo:min-width="0.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19.75cm" svg:x="5.1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5cm" svg:height="0.35cm" svg:x="5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4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5.1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5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5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6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7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6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7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7.9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8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7.9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8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9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0.0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9.3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0.0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0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1.4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0.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1.4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2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2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2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2.8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3.5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4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3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4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4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5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4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5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6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6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6.2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6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7.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8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7.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8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9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1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9.0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1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20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21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20.4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21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21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5.4cm" svg:y="22.5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21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cm" svg:height="0.175cm" svg:x="5.4cm" svg:y="22.538cm">
          <text:p/>
          <draw:enhanced-geometry svg:viewBox="0 0 21600 21600" draw:type="rectangle" draw:enhanced-path="M 0 0 L 21600 0 21600 21600 0 21600 0 0 Z N"/>
        </draw:custom-shape>
        <draw:measure draw:style-name="gr4" draw:text-style-name="P2" draw:layer="measurelines" svg:x1="5.15cm" svg:y1="3.6cm" svg:x2="5.95cm" svg:y2="3.6cm">
          <text:p text:style-name="P2"><text:span text:style-name="T1"><text:measure text:kind="gap"/></text:span><text:span text:style-name="T1"><text:measure text:kind="value">8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5" draw:text-style-name="P2" draw:layer="measurelines" svg:x1="5.5cm" svg:y1="3.8cm" svg:x2="5.5cm" svg:y2="4.15cm">
          <text:p text:style-name="P2"><text:span text:style-name="T2"><text:measure text:kind="gap"/></text:span><text:span text:style-name="T2"><text:measure text:kind="value">3.5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6" draw:text-style-name="P2" draw:layer="measurelines" svg:x1="5.4cm" svg:y1="3.975cm" svg:x2="5.4cm" svg:y2="4.669cm">
          <text:p text:style-name="P2"><text:span text:style-name="T3"><text:measure text:kind="gap"/></text:span><text:span text:style-name="T3"><text:measure text:kind="value">6.94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</draw:page>
      <draw:page draw:name="page2" draw:style-name="dp1" draw:master-page-name="Default">
        <draw:g>
          <draw:custom-shape draw:style-name="gr7" draw:text-style-name="P1" draw:layer="layout" svg:width="0.7cm" svg:height="27.3cm" svg:x="1.4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2.1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2.8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3.5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4.2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4.9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5.6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6.3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7.0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7.7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8.4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9.1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9.8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0.5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1.2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1.9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2.6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3.3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4.0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4.7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5.4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6.1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6.8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7.5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8.2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7cm" svg:height="27.3cm" svg:x="18.9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7.79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8" draw:text-style-name="P3" draw:layer="layout" svg:width="6.35cm" svg:height="6.35cm" svg:x="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0.8cm" svg:height="5.7cm" svg:x="6.375cm" svg:y="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2.7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3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2.7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3.4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4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4.8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4.1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4.8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5.5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6.1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5.5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6.1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6.8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6.625cm" svg:y="7.5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6.8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6.625cm" svg:y="7.5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75cm" svg:height="0.175cm" svg:x="6.625cm" svg:y="2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0.8cm" svg:height="5.7cm" svg:x="5.575cm" svg:y="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2.7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3.4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2.7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3.4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4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4.8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4.1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4.8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5.5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6.1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5.5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6.1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6.8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825cm" svg:y="7.5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6.8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825cm" svg:y="7.5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75cm" svg:height="0.175cm" svg:x="5.825cm" svg:y="2.7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4.425cm" svg:x="4.775cm" svg:y="3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3.4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4.1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3.4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4.1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4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5.5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4.8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5.5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6.2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5.025cm" svg:y="6.8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6.2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5.025cm" svg:y="6.8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75cm" svg:height="0.175cm" svg:x="5.025cm" svg:y="3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0.8cm" svg:height="2.925cm" svg:x="3.975cm" svg:y="3.9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4.225cm" svg:y="4.1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4.225cm" svg:y="4.8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4.225cm" svg:y="4.1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4.225cm" svg:y="4.8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4.225cm" svg:y="5.5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5cm" svg:height="0.35cm" svg:x="4.225cm" svg:y="6.2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4.225cm" svg:y="5.5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5cm" svg:height="0.175cm" svg:x="4.225cm" svg:y="6.2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75cm" svg:height="0.175cm" svg:x="4.225cm" svg:y="4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0.8cm" svg:height="5.7cm" svg:x="7.175cm" svg:y="2.5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2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3.4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2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3.4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4.1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4.8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4.1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4.8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5.50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6.1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5.50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6.1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6.8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7.375cm" svg:y="7.58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6.8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7.375cm" svg:y="7.58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175cm" svg:height="0.175cm" svg:x="7.545cm" svg:y="2.72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4.425cm" svg:x="7.975cm" svg:y="3.2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3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4.1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3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4.1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4.8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5.5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4.8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5.5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6.20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175cm" svg:y="6.8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6.20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175cm" svg:y="6.8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175cm" svg:height="0.175cm" svg:x="8.345cm" svg:y="3.42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1" draw:layer="layout" svg:width="0.8cm" svg:height="2.925cm" svg:x="8.775cm" svg:y="3.9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0.35cm" svg:height="0.35cm" svg:x="8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975cm" svg:y="4.8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975cm" svg:y="4.8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975cm" svg:y="5.5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35cm" svg:height="0.35cm" svg:x="8.975cm" svg:y="6.2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975cm" svg:y="5.5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5cm" svg:height="0.175cm" svg:x="8.975cm" svg:y="6.2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175cm" svg:height="0.175cm" svg:x="9.145cm" svg:y="4.125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07:39.045000000</meta:creation-date>
    <dc:date>2017-10-04T21:14:48.437000000</dc:date>
    <meta:editing-duration>PT6H21M28S</meta:editing-duration>
    <meta:editing-cycles>19</meta:editing-cycles>
    <meta:generator>LibreOffice/5.4.0.3$Windows_X86_64 LibreOffice_project/7556cbc6811c9d992f4064ab9287069087d7f62c</meta:generator>
    <meta:document-statistic meta:object-count="2247"/>
  </office:meta>
</office:document-meta>
</file>